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llCacheResolver.getCacheNames( CacheOperationInvocationContext &lt; ? &gt;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cach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runtimeCach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ResolverCustomizationTests.noCacheResolv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ullCacheResolver.NullCacheResolver( CacheManager cach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ResolverCustomizationTests.unknownCach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cheResolverCustomizationTests.runtimeResolu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nfig.namedCach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untimeCacheResolver.getCacheNames( CacheOperationInvocationContext &lt; ? &gt;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Service.getWithRuntimeCacheResolution( Object key , String cach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ervice.noCacheResolved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ResolverCustomization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Service.getWithNamedCacheResolution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ResolverCustomizationTests.noCustomiz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cheResolverCustomizationTests.tear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ervice.getWithCustomCacheResolver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secondaryCach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primaryCach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simple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nullCach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ResolverCustomizationTests.customCach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fig.anotherCach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ResolverCustomizationTests.namedResolu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mpleService.unknownCacheResolver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ResolverCustomizationTests.customCach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mpleService.getWithCustomCacheManager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CacheResolver.RuntimeCacheResolver( CacheManager cach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ervice.getSimpl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